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6632" officeooo:paragraph-rsid="001d6632"/>
    </style:style>
    <style:style style:name="P2" style:family="paragraph" style:parent-style-name="Standard">
      <style:text-properties fo:font-size="14pt" officeooo:rsid="001d6632" officeooo:paragraph-rsid="001d6632" style:font-size-asian="14pt" style:font-size-complex="14pt"/>
    </style:style>
    <style:style style:name="P3" style:family="paragraph" style:parent-style-name="Standard">
      <style:text-properties officeooo:rsid="001dc8b4" officeooo:paragraph-rsid="001dc8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rso: Back-end Node JS</text:p>
      <text:p text:style-name="P2">Aluno: Douglas de Barros Lemes.</text:p>
      <text:p text:style-name="P2">Professor: Vinicius Oliveira.</text:p>
      <text:p text:style-name="P1"/>
      <text:p text:style-name="P3">Atividade 2</text:p>
      <text:p text:style-name="P3"/>
      <text:p text:style-name="P3">var atv1 = prompt("Digite a primeira atividade: ")</text:p>
      <text:p text:style-name="P3">var hora1 = prompt("Digite o horário: ")</text:p>
      <text:p text:style-name="P3">var atv2 = prompt("Digite a segunda atividade: ")</text:p>
      <text:p text:style-name="P3">var hora2 = prompt("Digite o horário: ")</text:p>
      <text:p text:style-name="P3">var atv3 = prompt("Digite a terceira atividade: ")</text:p>
      <text:p text:style-name="P3">var hora3 = prompt("Digite o horário: ")</text:p>
      <text:p text:style-name="P3">var atv4 = prompt("Digite a quarta atividade: ")</text:p>
      <text:p text:style-name="P3">var hora4 = prompt("Digite o horário: ")</text:p>
      <text:p text:style-name="P3">var atv5 = prompt("Digite a quinta atividade: ")</text:p>
      <text:p text:style-name="P3">var hora5 = prompt("Digite o horário: ")</text:p>
      <text:p text:style-name="P3">var atv6 = prompt("Digite a sexta atividade: ")</text:p>
      <text:p text:style-name="P3">var hora6 = prompt("Digite o horário: ")</text:p>
      <text:p text:style-name="P3">var atv7 = prompt("Digite a sétima atividade: ")</text:p>
      <text:p text:style-name="P3">var hora7 = prompt("Digite o horário: ")</text:p>
      <text:p text:style-name="P3">var atv8 = prompt("Digite a oitava atividade: ")</text:p>
      <text:p text:style-name="P3">var hora8 = prompt("Digite o horário: ")</text:p>
      <text:p text:style-name="P3">var atv9 = prompt("Digite a nona atividade: ")</text:p>
      <text:p text:style-name="P3">var hora9 = prompt("Digite o horário: ")</text:p>
      <text:p text:style-name="P3">var atv10 = prompt("Digite a décima atividade: ")</text:p>
      <text:p text:style-name="P3">var hora10 = prompt("Digite o horário: ")</text:p>
      <text:p text:style-name="P3"/>
      <text:p text:style-name="P3">console.log("A primeira atividade foi: " + atv1)</text:p>
      <text:p text:style-name="P3">console.log("A décima atividade foi: " + atv10)</text:p>
      <text:p text:style-name="P3">console.log("Para realizar as dez atividades foram gastas " + (parseFloat(hora10) - parseFloat(hora1)) + " horas."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6T10:07:00.894743842</meta:creation-date>
    <meta:print-date>2025-08-06T10:12:51.129077198</meta:print-date>
    <meta:printed-by>Arquivos PDF</meta:printed-by>
    <dc:date>2025-08-18T11:44:08.809926287</dc:date>
    <meta:editing-duration>PT6M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7" meta:word-count="193" meta:character-count="1188" meta:non-whitespace-character-count="1022"/>
  </office:meta>
</office:document-meta>
</file>